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9.99mm" table:align="margins"/>
    </style:style>
    <style:style style:name="Table1.A" style:family="table-column">
      <style:table-column-properties style:column-width="29.99mm" style:rel-column-width="32767*"/>
    </style:style>
    <style:style style:name="Table1.B" style:family="table-column">
      <style:table-column-properties style:column-width="30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59.99mm" table:align="margins"/>
    </style:style>
    <style:style style:name="Table2.A" style:family="table-column">
      <style:table-column-properties style:column-width="29.99mm" style:rel-column-width="32767*"/>
    </style:style>
    <style:style style:name="Table2.B" style:family="table-column">
      <style:table-column-properties style:column-width="30mm" style:rel-column-width="32768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justify" style:justify-single-word="true"/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1">
      <style:paragraph-properties>
        <style:tab-stops>
          <style:tab-stop style:position="59.99m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Ubuntu Mono" fo:font-size="10.5pt" style:font-size-asian="10.5pt" style:font-size-complex="10.5pt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master-page-name="Standard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820_252288916" text:style-name="Index_20_Link" text:visited-style-name="Index_20_Link">Metadata<text:tab/>2</text:a></text:p>
          <text:p text:style-name="P4"><text:a xlink:type="simple" xlink:href="#__RefHeading__219_252288916" text:style-name="Index_20_Link" text:visited-style-name="Index_20_Link">Video Track 1<text:tab/>3</text:a></text:p>
          <text:p text:style-name="P3">Format: Uncompressed</text:p>
          <text:p text:style-name="P4"><text:a xlink:type="simple" xlink:href="#__RefHeading__221_252288916" text:style-name="Index_20_Link" text:visited-style-name="Index_20_Link">Video Track 2<text:tab/>4</text:a></text:p>
          <text:p text:style-name="P3">Format: Lossy compression</text:p>
          <text:p text:style-name="P4"><text:a xlink:type="simple" xlink:href="#__RefHeading__223_252288916" text:style-name="Index_20_Link" text:visited-style-name="Index_20_Link">Video Track 3<text:tab/>5</text:a></text:p>
          <text:p text:style-name="P3">Format: Proprietary</text:p>
          <text:p text:style-name="P4"><text:a xlink:type="simple" xlink:href="#__RefHeading__225_252288916" text:style-name="Index_20_Link" text:visited-style-name="Index_20_Link">Audio Track 1<text:tab/>6</text:a></text:p>
          <text:p text:style-name="P3">Format: Uncompressed<text:line-break/>Language: English (en)</text:p>
          <text:p text:style-name="P4"><text:a xlink:type="simple" xlink:href="#__RefHeading__227_252288916" text:style-name="Index_20_Link" text:visited-style-name="Index_20_Link">Audio Track 2<text:tab/>7</text:a></text:p>
          <text:p text:style-name="P3">Format: Uncompressed<text:line-break/>Language: German (de)</text:p>
          <text:p text:style-name="P4"><text:a xlink:type="simple" xlink:href="#__RefHeading__447_252288916" text:style-name="Index_20_Link" text:visited-style-name="Index_20_Link">Subtitle Track 1<text:tab/>8</text:a></text:p>
          <text:p text:style-name="P3">Format: SubRip (srt)<text:line-break/>Language: Netherlands (nl)</text:p>
        </text:index-body>
      </text:table-of-content>
      <text:h text:style-name="P6" text:outline-level="1"><text:bookmark-start text:name="__RefHeading__820_252288916"/><text:soft-page-break/>Metadata<text:bookmark-end text:name="__RefHeading__820_252288916"/></text:h>
      <text:p text:style-name="Text_20_body"><text:bookmark-start text:name="__RefHeading__822_252288916"/><text:span text:style-name="T1">Title:</text:span><text:tab/><text:tab/>Video Mockup<text:bookmark-end text:name="__RefHeading__822_252288916"/></text:p>
      <text:p text:style-name="Text_20_body"><text:bookmark-start text:name="__RefHeading__824_252288916"/><text:span text:style-name="T1">Author:</text:span><text:tab/>Peter B.<text:bookmark-end text:name="__RefHeading__824_252288916"/></text:p>
      <text:p text:style-name="Text_20_body"><text:bookmark-start text:name="__RefHeading__826_252288916"/><text:span text:style-name="T1">Date:</text:span><text:tab/><text:tab/>03.01.2017<text:bookmark-end text:name="__RefHeading__826_252288916"/></text:p>
      <text:p text:style-name="Text_20_body"><text:bookmark-start text:name="__RefHeading__828_252288916"/><text:span text:style-name="T1">Duration:</text:span><text:tab/>13m37s<text:bookmark-end text:name="__RefHeading__828_252288916"/></text:p>
      <text:p text:style-name="Text_20_body"><text:bookmark-start text:name="__RefHeading__830_252288916"/><text:span text:style-name="T1">License:</text:span><text:tab/>CC-BY-SA<text:bookmark-end text:name="__RefHeading__830_252288916"/></text:p>
      <text:h text:style-name="P7" text:outline-level="1"><text:bookmark-start text:name="__RefHeading__219_252288916"/>Video Track 1<text:bookmark-end text:name="__RefHeading__219_252288916"/></text:h>
      <text:h text:style-name="Heading_20_2" text:outline-level="2"><text:bookmark-start text:name="__RefHeading__563_252288916"/>Format: Uncompressed<text:bookmark-end text:name="__RefHeading__563_252288916"/></text:h>
      <text:p text:style-name="Text_20_body"><text:bookmark-start text:name="__DdeLink__48_252288916"/><text:bookmark-start text:name="__DdeLink__68_252288916"/><text:bookmark-start text:name="__DdeLink__66_252288916"/>Black Black Black Black …<text:line-break/>Black Green Black Blue1 Black …<text:line-break/>…</text:p>
      <text:p text:style-name="Text_20_body">Green Green Green Black Black Yellow Yellow Black Yellow Yellow Black Black Green Green Green Black Black Yellow Yellow Black Yellow Yellow Black Black Green Green Green Green Black Black <text:bookmark-start text:name="__DdeLink__84_252288916"/>…<text:bookmark-end text:name="__DdeLink__84_252288916"/><text:line-break/>…</text:p>
      <text:p text:style-name="Text_20_body"><text:bookmark-start text:name="__DdeLink__10_252288916"/>Black Black Black Black Blue2 Black<text:bookmark-end text:name="__DdeLink__10_252288916"/><text:line-break/><text:bookmark-start text:name="__DdeLink__12_252288916"/>Black Black Blue2 Black Black Black<text:bookmark-end text:name="__DdeLink__12_252288916"/><text:line-break/>Black Black Black Blue2 Black Black<text:line-break/>…<text:bookmark-end text:name="__DdeLink__68_252288916"/><text:bookmark-end text:name="__DdeLink__66_252288916"/></text:p>
      <text:h text:style-name="P7" text:outline-level="1"><text:bookmark-start text:name="__RefHeading__221_252288916"/>Video Track 2<text:bookmark-end text:name="__RefHeading__221_252288916"/></text:h>
      <text:h text:style-name="Heading_20_2" text:outline-level="2"><text:bookmark-start text:name="__RefHeading__565_252288916"/>Format: Lossy compression<text:bookmark-end text:name="__RefHeading__565_252288916"/></text:h>
      <text:p text:style-name="Text_20_body"><text:bookmark-start text:name="__DdeLink__70_252288916"/>Bk Bk Bk Bk …<text:line-break/>Bk Grn Bk Bl Bk …<text:line-break/>…</text:p>
      <text:p text:style-name="Text_20_body">Grn Grn Grn Bk Bk Y Y Bk Y Y Bk Bk Grn Grn Grn Bk Bk Y Y Bk Y Y Bk Bk Grn Grn Grn Grn Bk Bk …<text:line-break/>…</text:p>
      <text:p text:style-name="Text_20_body"><text:bookmark-end text:name="__DdeLink__48_252288916"/>Bk Bk Bk Bk Bl Bk<text:line-break/>Bk Bk Bl Bk Bk Bk<text:line-break/>Bk Bk Bk Bl Bk Bk<text:line-break/>…<text:bookmark-end text:name="__DdeLink__70_252288916"/></text:p>
      <text:h text:style-name="P7" text:outline-level="1"><text:bookmark-start text:name="__DdeLink__436_252288916"/><text:bookmark-start text:name="__DdeLink__80_252288916"/><text:bookmark-start text:name="__RefHeading__223_252288916"/>Video Track 3<text:bookmark-end text:name="__RefHeading__223_252288916"/></text:h>
      <text:h text:style-name="Heading_20_2" text:outline-level="2"><text:bookmark-start text:name="__RefHeading__567_252288916"/>Format: Proprietary<text:bookmark-end text:name="__RefHeading__567_252288916"/></text:h>
      <text:p text:style-name="P5">426B426B426B426BE280A6426B47726E426B426<text:bookmark-end text:name="__DdeLink__80_252288916"/>C426BE280A6E280A647726E47726E47726E426B426B5959426B5959426B426B47726E47726E47726E426B426B5959426B5959426B426B47726E47726E47726E47726E426B426BE280A6E280A6426B426B426B426B426C426B426B426B426C426B426B426B426B426B426B426C426B426BE280A60A<text:bookmark-end text:name="__DdeLink__436_252288916"/></text:p>
      <text:h text:style-name="P8" text:outline-level="1"><text:bookmark-start text:name="__DdeLink__100_252288916"/><text:bookmark-start text:name="__RefHeading__225_252288916"/>Audio Track 1<text:bookmark-end text:name="__RefHeading__225_252288916"/></text:h>
      <text:h text:style-name="Heading_20_2" text:outline-level="2"><text:bookmark-start text:name="__RefHeading__569_252288916"/><text:bookmark-start text:name="__DdeLink__800_252288916"/><text:bookmark-start text:name="__DdeLink__456_252288916"/>Format: Uncompressed<text:bookmark-end text:name="__DdeLink__456_252288916"/><text:line-break/>Language: English (en)<text:bookmark-end text:name="__RefHeading__569_252288916"/><text:bookmark-end text:name="__DdeLink__800_252288916"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Heading">Channels</text:p>
          </table:table-cell>
          <table:covered-table-cell/>
        </table:table-row>
        <table:table-row>
          <table:table-cell table:style-name="Table1.A2" office:value-type="string">
            <text:p text:style-name="Table_20_Heading">1. Left</text:p>
          </table:table-cell>
          <table:table-cell table:style-name="Table1.B2" office:value-type="string">
            <text:p text:style-name="Table_20_Heading">2. Right</text:p>
          </table:table-cell>
        </table:table-row>
        <table:table-row>
          <table:table-cell table:style-name="Table1.A2" office:value-type="string">
            <text:p text:style-name="P2"><text:bookmark-start text:name="__DdeLink__86_252288916"/>000000000000000000000000000000000000<text:bookmark-end text:name="__DdeLink__86_252288916"/><text:bookmark-start text:name="__DdeLink__82_252288916"/>7755746717633042726075243550255346949329240142834161271249325211689933438064956585869056<text:bookmark-end text:name="__DdeLink__82_252288916"/>…</text:p>
          </table:table-cell>
          <table:table-cell table:style-name="Table1.B2" office:value-type="string">
            <text:p text:style-name="P2">0000000000000000000000000000000000009219889453841869922975116207082687669248198542239617845567867878926125710724979354839133…</text:p>
          </table:table-cell>
        </table:table-row>
      </table:table>
      <text:h text:style-name="P8" text:outline-level="1"><text:bookmark-start text:name="__RefHeading__227_252288916"/>Audio Track 2<text:bookmark-end text:name="__RefHeading__227_252288916"/></text:h>
      <text:h text:style-name="Heading_20_2" text:outline-level="2"><text:bookmark-start text:name="__RefHeading__1041_252288916"/>Format: Uncompressed<text:line-break/>Language: German (de)<text:bookmark-end text:name="__RefHeading__1041_252288916"/></text:h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Heading">Channels</text:p>
          </table:table-cell>
          <table:covered-table-cell/>
        </table:table-row>
        <table:table-row>
          <table:table-cell table:style-name="Table2.A2" office:value-type="string">
            <text:p text:style-name="Table_20_Heading">1. Left</text:p>
          </table:table-cell>
          <table:table-cell table:style-name="Table2.B2" office:value-type="string">
            <text:p text:style-name="Table_20_Heading">2. Right</text:p>
          </table:table-cell>
        </table:table-row>
        <table:table-row>
          <table:table-cell table:style-name="Table2.A2" office:value-type="string">
            <text:p text:style-name="P2"><text:bookmark-start text:name="__DdeLink__86_2522889161"/>000000000000000000000000000000000000<text:bookmark-end text:name="__DdeLink__86_2522889161"/><text:bookmark-start text:name="__DdeLink__82_2522889161"/>03658474014283416127124932521168993343806441869922975116207082687669248190448077154<text:bookmark-end text:name="__DdeLink__82_2522889161"/>89261…</text:p>
          </table:table-cell>
          <table:table-cell table:style-name="Table2.B2" office:value-type="string">
            <text:p text:style-name="P2">0000000000000000000000000000000000006330427260752435502553469493213162575983100546213491131537192310365847401428341612787458…</text:p>
          </table:table-cell>
        </table:table-row>
      </table:table>
      <text:h text:style-name="P7" text:outline-level="1"><text:bookmark-start text:name="__RefHeading__447_252288916"/>Subtitle Track 1<text:bookmark-end text:name="__RefHeading__447_252288916"/></text:h>
      <text:h text:style-name="Heading_20_2" text:outline-level="2"><text:bookmark-start text:name="__RefHeading__1043_252288916"/><text:bookmark-start text:name="__DdeLink__456_2522889161"/>Format: <text:bookmark-end text:name="__DdeLink__456_2522889161"/>SubRip (srt)<text:line-break/>Language: Netherlands (nl)<text:bookmark-end text:name="__RefHeading__1043_252288916"/></text:h>
      <text:p text:style-name="Text_20_body_20__28_smaller_29_"><text:bookmark-end text:name="__DdeLink__100_252288916"/>1<text:line-break/>00:01:47,585 --&gt; 00:01:49,585<text:line-break/>Ik weet het zeker. Ik ben zwanger.</text:p>
      <text:p text:style-name="Text_20_body_20__28_smaller_29_">2<text:line-break/>00:01:51,014 --&gt; 00:01:54,529<text:line-break/>Wat voor soort vader zou ik zijn?<text:line-break/>Ik bedoel, ik dood mensen.</text:p>
      <text:p text:style-name="Text_20_body_20__28_smaller_29_">3<text:line-break/>00:01:56,615 --&gt; 00:01:59,701<text:line-break/>Ik?</text:p>
      <text:p text:style-name="Text_20_body_20__28_smaller_29_">4<text:line-break/>00:02:01,076 --&gt; 00:02:02,281<text:line-break/>Dit kind komt eraan.</text:p>
      <text:p text:style-name="Text_20_body_20__28_smaller_29_">5<text:line-break/>00:02:02,381 --&gt; 00:02:05,469<text:line-break/>Maar jouw rol in zijn leven<text:line-break/>is helemaal jouw keus.</text:p>
      <text:p text:style-name="Text_20_body_20__28_smaller_29_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Ubuntu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1.01mm" fo:text-align="justify" style:justify-single-word="false" style:page-number="auto"/>
      <style:text-properties style:font-name="Ubuntu"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5mm" style:type="center"/>
          <style:tab-stop style:position="69.99mm" style:type="right"/>
        </style:tab-stops>
      </style:paragraph-properties>
      <style:text-properties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99mm" fo:margin-bottom="1.99mm" style:page-number="auto"/>
      <style:text-properties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5mm" style:type="center"/>
          <style:tab-stop style:position="69.9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Ubuntu1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2.5mm" fo:margin-bottom="4.99mm" fo:text-indent="0mm" style:auto-text-indent="false" text:number-lines="false" text:line-number="0"/>
      <style:text-properties fo:font-size="11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69.99mm" style:type="right" style:leader-style="dotted" style:leader-text="."/>
        </style:tab-stops>
      </style:paragraph-properties>
      <style:text-properties fo:font-size="12pt"/>
    </style:style>
    <style:style style:name="Text_20_body_20__28_smaller_29_" style:display-name="Text body (smaller)" style:family="paragraph" style:parent-style-name="Text_20_body" style:master-page-name="">
      <style:paragraph-properties fo:margin-top="0mm" fo:margin-bottom="1.99mm" fo:text-align="start" style:justify-single-word="true" style:page-number="auto"/>
      <style:text-properties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mm" fo:margin-right="0mm" fo:margin-top="0.19mm" fo:margin-bottom="3mm" fo:text-indent="0mm" style:auto-text-indent="false"/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65mm" style:type="right" style:leader-style="dotted" style:leader-text="."/>
        </style:tab-stops>
      </style:paragraph-properties>
      <style:text-properties style:font-name="Ubuntu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9.99mm" fo:page-height="120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style:dynamic-spacing="false"/>
      </style:footer-style>
    </style:page-layout>
    <style:page-layout style:name="Mpm2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23:18</meta:creation-date>
    <meta:generator>LibreOffice/3.5$Linux_X86_64 LibreOffice_project/350m1$Build-2</meta:generator>
    <meta:editing-duration>PT1H45M44S</meta:editing-duration>
    <meta:editing-cycles>25</meta:editing-cycles>
    <meta:initial-creator>Peter B.</meta:initial-creator>
    <dc:date>2017-01-22T17:24:26</dc:date>
    <dc:creator>Peter B.</dc:creator>
    <meta:printed-by>Peter B.</meta:printed-by>
    <meta:print-date>2017-01-22T17:01:15</meta:print-date>
    <meta:document-statistic meta:table-count="2" meta:image-count="0" meta:object-count="0" meta:page-count="8" meta:paragraph-count="56" meta:word-count="309" meta:character-count="2383" meta:non-whitespace-character-count="2133"/>
  </office:meta>
</office:document-meta>
</file>